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6.761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0.462cm"/>
    </style:style>
    <style:style style:name="co7" style:family="table-column">
      <style:table-column-properties fo:break-before="auto" style:column-width="0.489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1.174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3.6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Num_Trip</text:p>
          </table:table-cell>
          <table:table-cell office:value-type="string" calcext:value-type="string">
            <text:p>Engine_Status</text:p>
          </table:table-cell>
          <table:table-cell office:value-type="string" calcext:value-type="string">
            <text:p>Reference_Bearing</text:p>
          </table:table-cell>
          <table:table-cell office:value-type="string" calcext:value-type="string">
            <text:p>Weldings</text:p>
          </table:table-cell>
          <table:table-cell table:style-name="Default" office:value-type="string" calcext:value-type="string">
            <text:p>Wheel_Fault</text:p>
          </table:table-cell>
          <table:table-cell office:value-type="string" calcext:value-type="string">
            <text:p>N_Shifts</text:p>
          </table:table-cell>
          <table:table-cell office:value-type="string" calcext:value-type="string">
            <text:p>S_Shifts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bf7b51d2-9c48-4cc8-a363-47decc8916da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16127, 33261, 50484, 67568, 84577, 101505, 118243, 134458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-480,35647,-79,0]</text:p>
          </table:table-cell>
          <table:table-cell office:value-type="string" calcext:value-type="string">
            <text:p>[-1417,758,-110,0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5d8f0871-80a6-4f1f-b1b8-2851d8597545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1466, 16234, 30781, 45682, 62490, 79697, 96465, 113625, 130672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-3721,-3528,-78,0]</text:p>
          </table:table-cell>
          <table:table-cell office:value-type="string" calcext:value-type="string">
            <text:p>[-16,-4021,76,0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30287e4b-f795-4de1-9274-2e57b8035656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1466, 16234, 30781, 45682, 62490, 79697, 96465, 113625, 130672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124,-3526,-1267,0]</text:p>
          </table:table-cell>
          <table:table-cell office:value-type="string" calcext:value-type="string">
            <text:p>[-3660,-3527,-25,0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201abd15-2c3b-4ccb-8352-b41c05108771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16127, 33261, 50484, 67568, 84577, 101505, 118243, 134458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-4658,-13934,-30,0]</text:p>
          </table:table-cell>
          <table:table-cell office:value-type="string" calcext:value-type="string">
            <text:p>[603,-5095,-26,0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74f0a228-bbb9-4b01-be2f-36b80a9e2a64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1466, 16234, 30781, 45682, 62490, 79697, 96465, 113625, 130672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-3703,-3560,127,0]</text:p>
          </table:table-cell>
          <table:table-cell office:value-type="string" calcext:value-type="string">
            <text:p>[-4734,-9227,93,0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2dbeadcf-9237-49a8-b135-cbc876719bef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16127, 33261, 50484, 67568, 84577, 101505, 118243, 134458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-5101,-10009,126,0]</text:p>
          </table:table-cell>
          <table:table-cell office:value-type="string" calcext:value-type="string">
            <text:p>[-11014,-4000,124,0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255c70f3-2267-46b9-93e8-7141b36f3d79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71, 5836, 11449, 17172, 22830, 28568, 34288, 40025, 45710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-1588,-1169,-420,0]</text:p>
          </table:table-cell>
          <table:table-cell office:value-type="string" calcext:value-type="string">
            <text:p>[-1588,-1168,-419,0]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2f7b1cd2-8e64-4736-92ba-3fe7890deebf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1633, 7400, 13000, 18724, 24412, 30094, 35782, 41531, 47209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-1586,-1166,-418,0]</text:p>
          </table:table-cell>
          <table:table-cell office:value-type="string" calcext:value-type="string">
            <text:p>[-1586,-1168,-419,0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56b7a340-1a0e-43f5-bfc9-e6f44906335a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71, 5836, 11449, 17172, 22830, 28568, 34288, 40025, 45710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-1589,-1169,-420,0]</text:p>
          </table:table-cell>
          <table:table-cell office:value-type="string" calcext:value-type="string">
            <text:p>[-1589,-1168,-419,0]</text:p>
          </table:table-cell>
        </table:table-row>
        <table:table-row table:style-name="ro1">
          <table:table-cell office:value-type="string" calcext:value-type="string">
            <text:p>dx+</text:p>
          </table:table-cell>
          <table:table-cell office:value-type="string" calcext:value-type="string">
            <text:p>7b301c63-a44e-4164-97a9-9140959d4af8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1633, 7400, 13000, 18724, 24412, 30094, 35782, 41531, 47209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-1586,-1167,-419,0]</text:p>
          </table:table-cell>
          <table:table-cell office:value-type="string" calcext:value-type="string">
            <text:p>[-1587,-1168,-419,0]</text:p>
          </table:table-cell>
        </table:table-row>
        <table:table-row table:style-name="ro1">
          <table:table-cell office:value-type="string" calcext:value-type="string">
            <text:p>dx+</text:p>
          </table:table-cell>
          <table:table-cell office:value-type="string" calcext:value-type="string">
            <text:p>8e3896ae-9aea-4f8a-bd6a-fd3234835cb4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1633, 7400, 13000, 18724, 24412, 30094, 35782, 41531, 47209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-1586,-1168,-419,0]</text:p>
          </table:table-cell>
          <table:table-cell office:value-type="string" calcext:value-type="string">
            <text:p>[-1586,-1167,-419,0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449d6377-95d5-43cb-90d6-9c68ee987428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71, 5836, 11449, 17172, 22830, 28568, 34288, 40025, 45710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-1588,-1168,-419,0]</text:p>
          </table:table-cell>
          <table:table-cell office:value-type="string" calcext:value-type="string">
            <text:p>[-1589,-1169,-420,0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183a6a37-1e5f-454a-9949-0d10438928e3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557, 9127, 17607, 26119, 34619, 43140, 51666, 60195, 68703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-2371,-1745,-626,0]</text:p>
          </table:table-cell>
          <table:table-cell office:value-type="string" calcext:value-type="string">
            <text:p>[-2372,-1745,-627,0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3b8fe090-2247-4115-b45b-2eb5da6c3a8e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552, 9121, 17558, 26104, 34593, 43146, 51599, 60198, 68682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-2371,-1745,-626,0]</text:p>
          </table:table-cell>
          <table:table-cell office:value-type="string" calcext:value-type="string">
            <text:p>[-2371,-1744,-626,0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4e0546e5-27a8-49e5-99dc-9c19edc4cf18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552, 9121, 17558, 26104, 34593, 43146, 51599, 60198, 68682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-2370,-1744,-626,0]</text:p>
          </table:table-cell>
          <table:table-cell office:value-type="string" calcext:value-type="string">
            <text:p>[-2370,-1745,-627,0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70d6f94b-1958-4d2c-af4c-abad020cc982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557, 9127, 17607, 26119, 34619, 43140, 51666, 60195, 68703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-2369,-1743,-626,0]</text:p>
          </table:table-cell>
          <table:table-cell office:value-type="string" calcext:value-type="string">
            <text:p>[-2371,-1744,-627,0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e10c6867-02ae-4489-a342-7c48009a361b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552, 9121, 17558, 26104, 34593, 43146, 51599, 60198, 68682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-2371,-1745,-626,0]</text:p>
          </table:table-cell>
          <table:table-cell office:value-type="string" calcext:value-type="string">
            <text:p>[-2372,-1745,-627,0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47ae38e0-ae01-43a7-b653-30cc743761d7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557, 9127, 17607, 26119, 34619, 43140, 51666, 60195, 68703]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[-2371,-1745,-626,0]</text:p>
          </table:table-cell>
        </table:table-row>
        <table:table-row table:style-name="ro1">
          <table:table-cell office:value-type="string" calcext:value-type="string">
            <text:p>sx++</text:p>
          </table:table-cell>
          <table:table-cell office:value-type="string" calcext:value-type="string">
            <text:p>8bb59058-192a-4244-a289-ebf642bef13a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31, 17978, 34821, 51829, 68831, 85711, 102537, 119329, 135681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-1286,5460,1255,0]</text:p>
          </table:table-cell>
          <table:table-cell office:value-type="string" calcext:value-type="string">
            <text:p>[4459,3343,-123,0]</text:p>
          </table:table-cell>
        </table:table-row>
        <table:table-row table:style-name="ro1">
          <table:table-cell office:value-type="string" calcext:value-type="string">
            <text:p>sx++</text:p>
          </table:table-cell>
          <table:table-cell office:value-type="string" calcext:value-type="string">
            <text:p>afcd9f74-dd7a-4aa8-9221-941d8761dcf6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1135, 17966, 34771, 51633, 68456, 85319, 102219, 119131, 135858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4689,3456,1239,0]</text:p>
          </table:table-cell>
          <table:table-cell office:value-type="string" calcext:value-type="string">
            <text:p>[4688,3458,1242,0]</text:p>
          </table:table-cell>
        </table:table-row>
        <table:table-row table:style-name="ro1">
          <table:table-cell office:value-type="string" calcext:value-type="string">
            <text:p>sx++</text:p>
          </table:table-cell>
          <table:table-cell office:value-type="string" calcext:value-type="string">
            <text:p>4c1ae690-9d74-409b-94d5-3e2f31efe094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31, 17978, 34821, 51829, 68831, 85711, 102537, 119329, 135681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28502,1145,-89,0]</text:p>
          </table:table-cell>
          <table:table-cell office:value-type="string" calcext:value-type="string">
            <text:p>[5862,19574,-125,0]</text:p>
          </table:table-cell>
        </table:table-row>
        <table:table-row table:style-name="ro1">
          <table:table-cell office:value-type="string" calcext:value-type="string">
            <text:p>sx++</text:p>
          </table:table-cell>
          <table:table-cell office:value-type="string" calcext:value-type="string">
            <text:p>bc0d11bc-411d-43c3-82ce-917d425c7023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1135, 17966, 34771, 51633, 68456, 85319, 102219, 119131, 135858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4698,3458,1243,0]</text:p>
          </table:table-cell>
          <table:table-cell office:value-type="string" calcext:value-type="string">
            <text:p>[4690,3454,1240,0]</text:p>
          </table:table-cell>
        </table:table-row>
        <table:table-row table:style-name="ro1">
          <table:table-cell office:value-type="string" calcext:value-type="string">
            <text:p>sx++</text:p>
          </table:table-cell>
          <table:table-cell office:value-type="string" calcext:value-type="string">
            <text:p>d2c1919a-9d08-482b-954c-2adea80b19d9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31, 17978, 34821, 51829, 68831, 85711, 102537, 119329, 135681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6875,3687,-140,0]</text:p>
          </table:table-cell>
          <table:table-cell office:value-type="string" calcext:value-type="string">
            <text:p>[6876,3686,-138,0]</text:p>
          </table:table-cell>
        </table:table-row>
        <table:table-row table:style-name="ro1">
          <table:table-cell office:value-type="string" calcext:value-type="string">
            <text:p>sx++</text:p>
          </table:table-cell>
          <table:table-cell office:value-type="string" calcext:value-type="string">
            <text:p>97d3178e-c6e0-4723-89a8-d31b6c84bb06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1135, 17966, 34771, 51633, 68456, 85319, 102219, 119131, 135858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4699,3457,1244,0]</text:p>
          </table:table-cell>
          <table:table-cell office:value-type="string" calcext:value-type="string">
            <text:p>[4689,3454,1239,0]</text:p>
          </table:table-cell>
        </table:table-row>
        <table:table-row table:style-name="ro1">
          <table:table-cell office:value-type="string" calcext:value-type="string">
            <text:p>sx++</text:p>
          </table:table-cell>
          <table:table-cell office:value-type="string" calcext:value-type="string">
            <text:p>29b24c7d-bfa9-485a-be9f-a08faaf9a085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1593, 7320, 12851, 18642, 24183, 30038, 35646, 41389, 47124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1585,1166,419,0]</text:p>
          </table:table-cell>
          <table:table-cell office:value-type="string" calcext:value-type="string">
            <text:p>[1584,1166,419,0]</text:p>
          </table:table-cell>
        </table:table-row>
        <table:table-row table:style-name="ro1">
          <table:table-cell office:value-type="string" calcext:value-type="string">
            <text:p>sx++</text:p>
          </table:table-cell>
          <table:table-cell office:value-type="string" calcext:value-type="string">
            <text:p>504c9867-e443-491a-82a0-24280cd31615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1593, 7320, 12851, 18642, 24183, 30038, 35646, 41389, 47124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1585,1166,419,0]</text:p>
          </table:table-cell>
          <table:table-cell office:value-type="string" calcext:value-type="string">
            <text:p>[1584,1166,418,0]</text:p>
          </table:table-cell>
        </table:table-row>
        <table:table-row table:style-name="ro1">
          <table:table-cell office:value-type="string" calcext:value-type="string">
            <text:p>sx++</text:p>
          </table:table-cell>
          <table:table-cell office:value-type="string" calcext:value-type="string">
            <text:p>80cfdbfa-fc68-44f0-9507-379beea454c6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1593, 7320, 12851, 18642, 24183, 30038, 35646, 41389, 47124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1584,1166,419,0]</text:p>
          </table:table-cell>
          <table:table-cell office:value-type="string" calcext:value-type="string">
            <text:p>[1584,1165,419,0]</text:p>
          </table:table-cell>
        </table:table-row>
        <table:table-row table:style-name="ro1">
          <table:table-cell office:value-type="string" calcext:value-type="string">
            <text:p>sx++</text:p>
          </table:table-cell>
          <table:table-cell office:value-type="string" calcext:value-type="string">
            <text:p>390afdb9-34a5-46e9-b0ed-c2b9142855cc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792, 9300, 17781, 26343, 34808, 43359, 51850, 60378, 68880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2370,1744,627,0]</text:p>
          </table:table-cell>
          <table:table-cell office:value-type="string" calcext:value-type="string">
            <text:p>[2369,1744,626,0]</text:p>
          </table:table-cell>
        </table:table-row>
        <table:table-row table:style-name="ro1">
          <table:table-cell office:value-type="string" calcext:value-type="string">
            <text:p>sx++</text:p>
          </table:table-cell>
          <table:table-cell office:value-type="string" calcext:value-type="string">
            <text:p>fac96f2c-8981-4bb4-836e-172c5159d07a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79, 9070, 17494, 26022, 34463, 42984, 51454, 59957, 68446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2363,1739,625,0]</text:p>
          </table:table-cell>
          <table:table-cell office:value-type="string" calcext:value-type="string">
            <text:p>[2360,1737,623,0]</text:p>
          </table:table-cell>
        </table:table-row>
        <table:table-row table:style-name="ro1">
          <table:table-cell office:value-type="string" calcext:value-type="string">
            <text:p>sx++</text:p>
          </table:table-cell>
          <table:table-cell office:value-type="string" calcext:value-type="string">
            <text:p>b4f65699-05d2-4fc4-a049-7f85f28f71c5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792, 9300, 17781, 26343, 34808, 43359, 51850, 60378, 68880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2369,1743,626,0]</text:p>
          </table:table-cell>
          <table:table-cell office:value-type="string" calcext:value-type="string">
            <text:p>[2368,1742,625,0]</text:p>
          </table:table-cell>
        </table:table-row>
        <table:table-row table:style-name="ro1">
          <table:table-cell office:value-type="string" calcext:value-type="string">
            <text:p>sx++</text:p>
          </table:table-cell>
          <table:table-cell office:value-type="string" calcext:value-type="string">
            <text:p>c3133767-4393-4307-bbb5-bfb8ea7684d8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79, 9070, 17494, 26022, 34463, 42984, 51454, 59957, 68446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2375,1738,607,0]</text:p>
          </table:table-cell>
          <table:table-cell office:value-type="string" calcext:value-type="string">
            <text:p>[2377,1737,640,0]</text:p>
          </table:table-cell>
        </table:table-row>
        <table:table-row table:style-name="ro1">
          <table:table-cell office:value-type="string" calcext:value-type="string">
            <text:p>sx++</text:p>
          </table:table-cell>
          <table:table-cell office:value-type="string" calcext:value-type="string">
            <text:p>d886f607-8b5f-4524-b4a8-e4ab3978c58e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792, 9300, 17781, 26343, 34808, 43359, 51850, 60378, 68880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2370,1743,628,0]</text:p>
          </table:table-cell>
          <table:table-cell office:value-type="string" calcext:value-type="string">
            <text:p>[2368,1743,626,0]</text:p>
          </table:table-cell>
        </table:table-row>
        <table:table-row table:style-name="ro1">
          <table:table-cell office:value-type="string" calcext:value-type="string">
            <text:p>sx++</text:p>
          </table:table-cell>
          <table:table-cell office:value-type="string" calcext:value-type="string">
            <text:p>2f6c701c-7fd7-4535-9aba-e9ccc9547177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79, 9070, 17494, 26022, 34463, 42984, 51454, 59957, 68446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2363,1738,626,0]</text:p>
          </table:table-cell>
          <table:table-cell office:value-type="string" calcext:value-type="string">
            <text:p>[2360,1738,623,0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4add6495-c118-4d80-b84f-abe1a404a7d9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15217, 32697, 50208, 67956, 85588, 103145, 120809, 138461]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[0,-1297,-3612,-4908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41887068-6b77-4da5-a244-ca02f7c4e69b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15217, 32697, 50208, 67956, 85588, 103145, 120809, 138461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0,-1297,-3612,-4909]</text:p>
          </table:table-cell>
          <table:table-cell office:value-type="string" calcext:value-type="string">
            <text:p>[0,-1297,-3611,-4909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6bcef7f4-33ef-4cd7-b860-f2fd2db33729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15217, 32697, 50208, 67956, 85588, 103145, 120809, 138461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0,-1298,-3611,-4909]</text:p>
          </table:table-cell>
          <table:table-cell office:value-type="string" calcext:value-type="string">
            <text:p>[0,-1297,-3612,-4907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69d24159-4e57-4e9a-8b57-e051996e0d21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5752, 11488, 17271, 23063, 28856, 34619, 40424, 46184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0,-427,-1187,-1613]</text:p>
          </table:table-cell>
          <table:table-cell office:value-type="string" calcext:value-type="string">
            <text:p>[0,-426,-1187,-1612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68c8d52a-ef75-4635-b47f-ec8c4140dccf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5670, 11396, 17200, 22987, 28775, 34530, 40347, 46105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0,-426,-1187,-1613]</text:p>
          </table:table-cell>
          <table:table-cell office:value-type="string" calcext:value-type="string">
            <text:p>[0,-427,-1187,-1613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7df418e2-d15e-4732-bb1d-2988a9948c40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5752, 11488, 17271, 23063, 28856, 34619, 40424, 46184]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[0,-426,-1187,-1613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8f569ee6-7880-4158-be3d-0dda9f6be514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5670, 11396, 17200, 22987, 28775, 34530, 40347, 46105]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[0,-426,-1187,-1613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b512778a-a0ff-4861-9dbc-c98aaa3387e8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5670, 11396, 17200, 22987, 28775, 34530, 40347, 46105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0,-426,-1188,-1613]</text:p>
          </table:table-cell>
          <table:table-cell office:value-type="string" calcext:value-type="string">
            <text:p>[0,558,-1187,-1613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fe656c49-1ad3-47b5-aaf4-5d1d35b3c536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[5752, 11488, 17271, 23063, 28856, 34619, 40424, 46184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0,-427,-1187,-1614]</text:p>
          </table:table-cell>
          <table:table-cell office:value-type="string" calcext:value-type="string">
            <text:p>[0,-427,-1187,-1613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8c4e46cc-35c4-4977-b0d9-abab43f09b78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33, 19113, 36795, 54417, 72084, 90142, 107393, 124982, 142535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1301,-3621,-4923]</text:p>
          </table:table-cell>
          <table:table-cell office:value-type="string" calcext:value-type="string">
            <text:p>[0,-1298,-3621,-4919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4b99bb50-bf7a-46a9-856e-7bb7937b7a53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1309, 18956, 36442, 53887, 71438, 88889, 106453, 123935, 141358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1289,-3589,-4875]</text:p>
          </table:table-cell>
          <table:table-cell office:value-type="string" calcext:value-type="string">
            <text:p>[0,-1289,-3587,-4874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b987b045-8ef3-4978-858a-c595087777be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33, 19113, 36795, 54417, 72084, 90142, 107393, 124982, 142535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1298,-3621,-4922]</text:p>
          </table:table-cell>
          <table:table-cell office:value-type="string" calcext:value-type="string">
            <text:p>[0,-1297,-3622,-4920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b4679de5-0040-4f91-be13-c34cb3ca3485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29, 18815, 36170, 53454, 70881, 88209, 105605, 122897, 140063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1280,-3557,-4834]</text:p>
          </table:table-cell>
          <table:table-cell office:value-type="string" calcext:value-type="string">
            <text:p>[0,-1276,-3556,-4831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9c84b729-78e2-43aa-b9e0-f084c52bcb88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1309, 18956, 36442, 53887, 71438, 88889, 106453, 123935, 141358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1273,-3570,-4857]</text:p>
          </table:table-cell>
          <table:table-cell office:value-type="string" calcext:value-type="string">
            <text:p>[0,-1287,-3586,-4870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ba4dfc8a-fe1c-4722-a9b2-b7940e696a85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33, 19113, 36795, 54417, 72084, 90142, 107393, 124982, 142535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1299,-3621,-4921]</text:p>
          </table:table-cell>
          <table:table-cell office:value-type="string" calcext:value-type="string">
            <text:p>[0,-1300,-3621,-4922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9d45efb3-1eb9-4c65-a0cd-b1757169cc6c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1309, 18956, 36442, 53887, 71438, 88889, 106453, 123935, 141358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1291,-3588,-4877]</text:p>
          </table:table-cell>
          <table:table-cell office:value-type="string" calcext:value-type="string">
            <text:p>[0,-1287,-3588,-4872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12b4ac42-0993-466c-a886-35c55699cbda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29, 18815, 36170, 53454, 70881, 88209, 105605, 122897, 140063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1278,-3557,-4835]</text:p>
          </table:table-cell>
          <table:table-cell office:value-type="string" calcext:value-type="string">
            <text:p>[0,-1279,-3556,-4834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4b7e5245-9187-4e83-9804-a02066c46691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29, 18815, 36170, 53454, 70881, 88209, 105605, 122897, 140063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1280,-3557,-4835]</text:p>
          </table:table-cell>
          <table:table-cell office:value-type="string" calcext:value-type="string">
            <text:p>[0,-1276,-3556,-4832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6a5bb13d-cfcd-4d80-81de-9063ee106c8a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469, 6279, 12045, 17830, 23588, 29386, 35151, 40935, 46701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425,-1185,-1610]</text:p>
          </table:table-cell>
          <table:table-cell office:value-type="string" calcext:value-type="string">
            <text:p>[0,-426,-1184,-1610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98cbc24d-8ef1-47fd-b55a-8f21369f9b89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73, 6470, 12401, 18331, 24221, 30083, 35874, 41693, 47448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437,-1183,-1654]</text:p>
          </table:table-cell>
          <table:table-cell office:value-type="string" calcext:value-type="string">
            <text:p>[0,-438,-1220,-1660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5da59332-ee41-44e5-8ff7-3cd7c80e6e84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73, 6470, 12401, 18331, 24221, 30083, 35874, 41693, 47448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436,-1218,-1654]</text:p>
          </table:table-cell>
          <table:table-cell office:value-type="string" calcext:value-type="string">
            <text:p>[0,-429,-1220,-1658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3976a4cb-2561-4936-8935-0f5c588a0e1b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99, 6339, 12223, 18124, 24006, 29885, 35730, 41593, 47422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433,-1209,-1644]</text:p>
          </table:table-cell>
          <table:table-cell office:value-type="string" calcext:value-type="string">
            <text:p>[0,-434,-1209,-1645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83004cc9-bbad-4753-b600-74634871102e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469, 6279, 12045, 17830, 23588, 29386, 35151, 40935, 46701]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[0,-425,-1184,-1609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e841cc35-44ab-4edc-a066-e24e4860b2d9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99, 6339, 12223, 18124, 24006, 29885, 35730, 41593, 47422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433,-1207,-1641]</text:p>
          </table:table-cell>
          <table:table-cell office:value-type="string" calcext:value-type="string">
            <text:p>[0,-433,-1208,-1630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af084b67-c2e6-4510-91d7-d7c3f881e4f9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481, 6334, 12102, 17899, 23686, 29478, 35269, 41047, 46832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425,-1187,-1613]</text:p>
          </table:table-cell>
          <table:table-cell office:value-type="string" calcext:value-type="string">
            <text:p>[0,-427,-1187,-1611]</text:p>
          </table:table-cell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67c05c64-9357-4f99-a19e-d5570f1d6db3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481, 6334, 12102, 17899, 23686, 29478, 35269, 41047, 46832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425,-1187,-1615]</text:p>
          </table:table-cell>
          <table:table-cell office:value-type="string" calcext:value-type="string">
            <text:p>[0,-426,-1188,-1614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1f329784-29f8-4dea-9e33-6cd76f9beda6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469, 6279, 12045, 17830, 23588, 29386, 35151, 40935, 46701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425,-1185,-1610]</text:p>
          </table:table-cell>
          <table:table-cell office:value-type="string" calcext:value-type="string">
            <text:p>[0,-425,-1185,-1609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25bbfa70-2faa-476d-bca9-50f5cce814f7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99, 6339, 12223, 18124, 24006, 29885, 35730, 41593, 47422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434,-1207,-1641]</text:p>
          </table:table-cell>
          <table:table-cell office:value-type="string" calcext:value-type="string">
            <text:p>[0,-433,-1207,-1631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c408da7a-5311-4232-9bba-73b054a8f996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73, 6470, 12401, 18331, 24221, 30083, 35874, 41693, 47448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435,-1218,-1653]</text:p>
          </table:table-cell>
          <table:table-cell office:value-type="string" calcext:value-type="string">
            <text:p>[0,-436,-1221,-1657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19629888-df1a-4793-9645-d5107b9c1be0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763, 9500, 18135, 26833, 35506, 44188, 52828, 61532, 70207]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[0,-638,-1779,-2416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4a1de7de-b6cf-489f-9f9c-20c21262ab12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90, 9392, 18009, 26649, 35317, 43977, 52586, 61250, 69868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636,-1774,-2410]</text:p>
          </table:table-cell>
          <table:table-cell office:value-type="string" calcext:value-type="string">
            <text:p>[0,-636,-1774,-2409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e6c4142d-adaa-4ee5-aad5-9d628a7d9eba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690, 9499, 18097, 26807, 35505, 44170, 52872, 61589, 70281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640,-1783,-2422]</text:p>
          </table:table-cell>
          <table:table-cell office:value-type="string" calcext:value-type="string">
            <text:p>[0,-640,-1782,-2421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ef9cd21e-4906-4e8e-b5ec-7c9e0519210e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763, 9500, 18135, 26833, 35506, 44188, 52828, 61532, 70207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638,-1779,-2416]</text:p>
          </table:table-cell>
          <table:table-cell office:value-type="string" calcext:value-type="string">
            <text:p>[0,-639,-1778,-2417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540bc291-7eae-46c4-bfe2-e008c65f3f11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90, 9392, 18009, 26649, 35317, 43977, 52586, 61250, 69868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636,-1774,-2410]</text:p>
          </table:table-cell>
          <table:table-cell office:value-type="string" calcext:value-type="string">
            <text:p>[0,-637,-1774,-2411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fb65a2a2-78dc-439a-823c-41a7987550d4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763, 9500, 18135, 26833, 35506, 44188, 52828, 61532, 70207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639,-1779,-2418]</text:p>
          </table:table-cell>
          <table:table-cell office:value-type="string" calcext:value-type="string">
            <text:p>[0,-638,-1779,-2416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5e30fa9e-9761-4f4b-903e-83f32aa8c845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09, 9322, 17946, 26601, 35275, 43945, 52563, 61244, 69876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638,-1774,-2411]</text:p>
          </table:table-cell>
          <table:table-cell office:value-type="string" calcext:value-type="string">
            <text:p>[0,-637,-1774,-2409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9b88a9b8-a0e1-4810-892e-a4b9ad618178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690, 9499, 18097, 26807, 35505, 44170, 52872, 61589, 70281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640,-1783,-2422]</text:p>
          </table:table-cell>
          <table:table-cell office:value-type="string" calcext:value-type="string">
            <text:p>[0,-639,-1782,-2421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94d9cc39-6f40-4d89-8acf-55c7c03a45f5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690, 9499, 18097, 26807, 35505, 44170, 52872, 61589, 70281]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[0,-640,-1782,-2422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cedfccb4-b0bc-45f8-aa15-4f66e4eb866f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09, 9322, 17946, 26601, 35275, 43945, 52563, 61244, 69876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638,-1774,-2410]</text:p>
          </table:table-cell>
          <table:table-cell office:value-type="string" calcext:value-type="string">
            <text:p>[0,-636,-1773,-2409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e5b51a5c-9287-4bcc-b917-aae5a4172fd9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90, 9392, 18009, 26649, 35317, 43977, 52586, 61250, 69868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,-637,-1774,-2411]</text:p>
          </table:table-cell>
          <table:table-cell office:value-type="string" calcext:value-type="string">
            <text:p>[0,-636,-1774,-2409]</text:p>
          </table:table-cell>
        </table:table-row>
        <table:table-row table:style-name="ro1">
          <table:table-cell office:value-type="string" calcext:value-type="string">
            <text:p>corretto</text:p>
          </table:table-cell>
          <table:table-cell office:value-type="string" calcext:value-type="string">
            <text:p>70f81846-c728-4fe1-bc76-f9183a6143a4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09, 9322, 17946, 26601, 35275, 43945, 52563, 61244, 69876]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[0,-637,-1774,-2411]</text:p>
          </table:table-cell>
        </table:table-row>
      </table:table>
      <table:named-expressions/>
      <table:database-ranges>
        <table:database-range table:name="__Anonymous_Sheet_DB__0" table:target-range-address="meta.A1:meta.M7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2T18:56:33.864369751</dc:date>
    <meta:editing-duration>PT45M57S</meta:editing-duration>
    <meta:editing-cycles>2</meta:editing-cycles>
    <meta:generator>LibreOffice/6.4.6.2$Linux_X86_64 LibreOffice_project/40$Build-2</meta:generator>
    <meta:document-statistic meta:table-count="1" meta:cell-count="925" meta:object-count="0"/>
  </office:meta>
</office:document-meta>
</file>